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60b" officeooo:paragraph-rsid="00041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s -out:Program14.exe Program14.cs</text:p>
      <text:p text:style-name="P1">mono Program14.exe</text:p>
      <text:p text:style-name="P1">javac Program13.java</text:p>
      <text:p text:style-name="P1">java ExceptionHandling</text:p>
      <text:p text:style-name="P1">g++ Program12.cpp</text:p>
      <text:p text:style-name="P1">./a.out</text:p>
      <text:p text:style-name="P1">javac Program10.java</text:p>
      <text:p text:style-name="P1">java DynamicPolymorphism</text:p>
      <text:p text:style-name="P1">javac Program7.java</text:p>
      <text:p text:style-name="P1">java Inheritance</text:p>
      <text:p text:style-name="P1">java Program4.java</text:p>
      <text:p text:style-name="P1">java Main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3:41:49.657179009</meta:creation-date>
    <dc:date>2017-04-14T23:45:57.434122308</dc:date>
    <meta:editing-duration>PT4M9S</meta:editing-duration>
    <meta:editing-cycles>1</meta:editing-cycles>
    <meta:document-statistic meta:table-count="0" meta:image-count="0" meta:object-count="0" meta:page-count="1" meta:paragraph-count="12" meta:word-count="24" meta:character-count="230" meta:non-whitespace-character-count="218"/>
    <meta:generator>LibreOffice/5.1.4.2$Linux_X86_64 LibreOffice_project/10m0$Build-2</meta:generator>
  </office:meta>
</office:document-meta>
</file>